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 de conception</text:p>
      <text:p text:style-name="Standard">Site du CEP Saint-Maur</text:p>
      <text:p text:style-name="Standard"/>
      <text:p text:style-name="Standard">Auteur : Olivier Maridat</text:p>
      <text:p text:style-name="Standard">Date de création : 6 octobre 2012</text:p>
      <text:p text:style-name="Standard">Version : 1.0</text:p>
      <text:p text:style-name="Standard"/>
      <text:p text:style-name="Standard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Table_20_Contents">Version</text:p>
          </table:table-cell>
          <table:table-cell table:style-name="Tableau1.A1" office:value-type="string">
            <text:p text:style-name="Table_20_Contents">Commentaire</text:p>
          </table:table-cell>
          <table:table-cell table:style-name="Tableau1.A1" office:value-type="string">
            <text:p text:style-name="Table_20_Contents">Auteur</text:p>
          </table:table-cell>
          <table:table-cell table:style-name="Tableau1.D1" office:value-type="string">
            <text:p text:style-name="Table_20_Contents">Date</text:p>
          </table:table-cell>
        </table:table-row>
        <table:table-row>
          <table:table-cell table:style-name="Tableau1.A2" office:value-type="string">
            <text:p text:style-name="Table_20_Contents">1.0</text:p>
          </table:table-cell>
          <table:table-cell table:style-name="Tableau1.A2" office:value-type="string">
            <text:p text:style-name="Table_20_Contents">Création</text:p>
          </table:table-cell>
          <table:table-cell table:style-name="Tableau1.A2" office:value-type="string">
            <text:p text:style-name="Standard">Olivier Maridat</text:p>
          </table:table-cell>
          <table:table-cell table:style-name="Tableau1.D2" office:value-type="string">
            <text:p text:style-name="Standard">6 octobre 2012</text:p>
          </table:table-cell>
        </table:table-row>
      </table:table>
      <text:p text:style-name="Standard"/>
      <text:p text:style-name="Standard"/>
      <text:p text:style-name="P1">Sommaire</text:p>
      <text:p text:style-name="Standard"/>
      <text:p text:style-name="Standard"/>
      <text:p text:style-name="Standard">Introduction</text:p>
      <text:p text:style-name="Standard">Ce document a pour but d'expliciter de quelle manière à était conçu le site Web du CEP Saint-Maur. Puisqu'aucun cahier des charges précis n'a été écrit à l'origine, ce document résumera dans une première partie le but de ce site, puis détaillera tous les outils / accès à connaître, et enfin s'échinera à décrire l'aspect technique de la chose !</text:p>
      <text:p text:style-name="P1">Résumé du cahier des charges</text:p>
      <text:p text:style-name="Standard"/>
      <text:p text:style-name="Standard">Outils et choses à connaître</text:p>
      <text:p text:style-name="Standard">Url : <text:a xlink:type="simple" xlink:href="http://cepsaintmaur.fr/">http://cepsaintmaur.fr</text:a></text:p>
      <text:p text:style-name="Standard">Url de test : <text:a xlink:type="simple" xlink:href="http://cepsaintmaur.fr/test">http://cepsaintmaur.fr/test</text:a></text:p>
      <text:p text:style-name="Standard"/>
      <text:p text:style-name="Standard">Accès au serveur :</text:p>
      <text:p text:style-name="Standard">Le site Web est actuellement hébergé sur l'espace personnel d'Olivier Maridat. C'est un hébergement mutualisé 1&amp;1 qui fait tourné une petite dizaine de sites Web plus ou moins gros. </text:p>
      <text:p text:style-name="Standard"/>
      <text:p text:style-name="Standard">Conception</text:p>
      <text:p text:style-name="Standard">Description du systè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6T20:10:02.92</meta:creation-date>
    <dc:date>2012-10-06T20:24:29.08</dc:date>
    <meta:editing-duration>PT14M30S</meta:editing-duration>
    <meta:editing-cycles>4</meta:editing-cycles>
    <meta:generator>LibreOffice/3.3$Win32 LibreOffice_project/330m19$Build-401</meta:generator>
    <meta:document-statistic meta:table-count="1" meta:image-count="0" meta:object-count="0" meta:page-count="3" meta:paragraph-count="24" meta:word-count="149" meta:character-count="904"/>
  </office:meta>
</office:document-meta>
</file>